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2"/>
    <style:style style:name="ce4" style:family="table-cell" style:parent-style-name="Default" style:data-style-name="N4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14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56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5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R_top</text:p>
          </table:table-cell>
          <table:table-cell office:value-type="float" office:value="4700" table:style-name="ce4">
            <text:p>4.700,00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V <text:s/>u_top</text:p>
          </table:table-cell>
          <table:table-cell table:style-name="ce1"/>
          <table:table-cell office:value-type="float" office:value="4.8828125E-3" table:formula="msoxl:=5/1024" table:style-name="ce1">
            <text:p>0,004882813</text:p>
          </table:table-cell>
          <table:table-cell office:value-type="string" table:style-name="ce1">
            <text:p>adc real</text:p>
          </table:table-cell>
          <table:table-cell office:value-type="string" table:style-name="ce1">
            <text:p>adc diff</text:p>
          </table:table-cell>
          <table:table-cell office:value-type="string" table:style-name="ce1">
            <text:p>mittelpunkt umwert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V_ADC</text:p>
          </table:table-cell>
          <table:table-cell office:value-type="string" table:style-name="ce5">
            <text:p>R wunsch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table:style-name="ce1">
            <text:p>abweichung</text:p>
          </table:table-cell>
          <table:table-cell office:value-type="string" table:style-name="ce1">
            <text:p>soll AD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+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v1</text:p>
          </table:table-cell>
          <table:table-cell office:value-type="float" office:value="0.625" table:style-name="ce1">
            <text:p>0,625</text:p>
          </table:table-cell>
          <table:table-cell office:value-type="float" office:value="671.42857142857144" table:formula="msoxl:=C$2*(B4/(D$2-B4))" table:style-name="ce5">
            <text:p>671,4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percentage" office:value="-1.2765957446808418E-2" table:formula="msoxl:=(1-(E4/C4))" table:style-name="ce7">
            <text:p>-1,28%</text:p>
          </table:table-cell>
          <table:table-cell office:value-type="float" office:value="128" table:formula="msoxl:=B4/G$2" table:style-name="ce1">
            <text:p>128</text:p>
          </table:table-cell>
          <table:table-cell office:value-type="float" office:value="126.36595744680852" table:formula="msoxl:=G4*(1+F4)" table:style-name="ce8">
            <text:p>126</text:p>
          </table:table-cell>
          <table:table-cell office:value-type="float" office:value="1.6340425531914775" table:formula="msoxl:=G4-H4" table:style-name="ce3">
            <text:p>1,63</text:p>
          </table:table-cell>
          <table:table-cell office:value-type="float" office:value="133.44680851063828" table:formula="msoxl:=(H3+H5)/2" table:style-name="ce1">
            <text:p>133,4468085</text:p>
          </table:table-cell>
          <table:table-cell office:value-type="float" office:value="66.723404255319139" table:formula="msoxl:=(H3+H5)/4" table:style-name="ce1">
            <text:p>66,72340426</text:p>
          </table:table-cell>
          <table:table-cell office:value-type="float" office:value="71.446808510638277" table:formula="msoxl:=J4-62" table:style-name="ce8">
            <text:p>71</text:p>
          </table:table-cell>
          <table:table-cell office:value-type="float" office:value="195.44680851063828" table:formula="msoxl:=J4+62" table:style-name="ce8">
            <text:p>195</text:p>
          </table:table-cell>
          <table:table-cell office:value-type="string" table:style-name="ce9">
            <text:p>T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2</text:p>
          </table:table-cell>
          <table:table-cell office:value-type="float" office:value="1.25" table:formula="msoxl:=B4*2" table:style-name="ce1">
            <text:p>1,25</text:p>
          </table:table-cell>
          <table:table-cell office:value-type="float" office:value="1566.6666666666665" table:formula="msoxl:=C$2*(B5/(D$2-B5))" table:style-name="ce5">
            <text:p>1.566,67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percentage" office:value="4.2553191489361653E-2" table:formula="msoxl:=(1-(E5/C5))" table:style-name="ce7">
            <text:p>4,26%</text:p>
          </table:table-cell>
          <table:table-cell office:value-type="float" office:value="256" table:formula="msoxl:=B5/G$2" table:style-name="ce1">
            <text:p>256</text:p>
          </table:table-cell>
          <table:table-cell office:value-type="float" office:value="266.89361702127655" table:formula="msoxl:=G5*(1+F5)" table:style-name="ce8">
            <text:p>267</text:p>
          </table:table-cell>
          <table:table-cell office:value-type="float" office:value="-10.893617021276555" table:formula="msoxl:=G5-H5" table:style-name="ce3">
            <text:p>-10,89</text:p>
          </table:table-cell>
          <table:table-cell office:value-type="float" office:value="263.35319148936168" table:formula="msoxl:=(H4+H6)/2" table:style-name="ce1">
            <text:p>263,3531915</text:p>
          </table:table-cell>
          <table:table-cell office:value-type="float" office:value="131.67659574468084" table:formula="msoxl:=(H4+H6)/4" table:style-name="ce1">
            <text:p>131,6765957</text:p>
          </table:table-cell>
          <table:table-cell office:value-type="float" office:value="201.35319148936168" table:formula="msoxl:=J5-62" table:style-name="ce8">
            <text:p>201</text:p>
          </table:table-cell>
          <table:table-cell office:value-type="float" office:value="325.35319148936168" table:formula="msoxl:=J5+62" table:style-name="ce8">
            <text:p>325</text:p>
          </table:table-cell>
          <table:table-cell office:value-type="string" table:style-name="ce9">
            <text:p>T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3</text:p>
          </table:table-cell>
          <table:table-cell office:value-type="float" office:value="1.875" table:formula="msoxl:=B4*3" table:style-name="ce1">
            <text:p>1,875</text:p>
          </table:table-cell>
          <table:table-cell office:value-type="float" office:value="2820" table:formula="msoxl:=C$2*(B6/(D$2-B6))" table:style-name="ce5">
            <text:p>2.820,00</text:p>
          </table:table-cell>
          <table:table-cell table:style-name="ce1"/>
          <table:table-cell office:value-type="float" office:value="2700" table:style-name="ce1">
            <text:p>2700</text:p>
          </table:table-cell>
          <table:table-cell office:value-type="percentage" office:value="4.2553191489361653E-2" table:formula="msoxl:=(1-(E6/C6))" table:style-name="ce7">
            <text:p>4,26%</text:p>
          </table:table-cell>
          <table:table-cell office:value-type="float" office:value="384" table:formula="msoxl:=B6/G$2" table:style-name="ce1">
            <text:p>384</text:p>
          </table:table-cell>
          <table:table-cell office:value-type="float" office:value="400.34042553191483" table:formula="msoxl:=G6*(1+F6)" table:style-name="ce8">
            <text:p>400</text:p>
          </table:table-cell>
          <table:table-cell office:value-type="float" office:value="-16.340425531914832" table:formula="msoxl:=G6-H6" table:style-name="ce3">
            <text:p>-16,34</text:p>
          </table:table-cell>
          <table:table-cell office:value-type="float" office:value="389.44680851063828" table:formula="msoxl:=(H5+H7)/2" table:style-name="ce1">
            <text:p>389,4468085</text:p>
          </table:table-cell>
          <table:table-cell office:value-type="float" office:value="194.72340425531914" table:formula="msoxl:=(H5+H7)/4" table:style-name="ce1">
            <text:p>194,7234043</text:p>
          </table:table-cell>
          <table:table-cell office:value-type="float" office:value="327.44680851063828" table:formula="msoxl:=J6-62" table:style-name="ce8">
            <text:p>327</text:p>
          </table:table-cell>
          <table:table-cell office:value-type="float" office:value="451.44680851063828" table:formula="msoxl:=J6+62" table:style-name="ce8">
            <text:p>451</text:p>
          </table:table-cell>
          <table:table-cell office:value-type="string" table:style-name="ce9">
            <text:p>T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4</text:p>
          </table:table-cell>
          <table:table-cell office:value-type="float" office:value="2.5" table:formula="msoxl:=B4*4" table:style-name="ce1">
            <text:p>2,5</text:p>
          </table:table-cell>
          <table:table-cell office:value-type="float" office:value="4700" table:formula="msoxl:=C$2*(B7/(D$2-B7))" table:style-name="ce5">
            <text:p>4.700,00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office:value-type="percentage" office:value="0" table:formula="msoxl:=(1-(E7/C7))" table:style-name="ce7">
            <text:p>0,00%</text:p>
          </table:table-cell>
          <table:table-cell office:value-type="float" office:value="512" table:formula="msoxl:=B7/G$2" table:style-name="ce1">
            <text:p>512</text:p>
          </table:table-cell>
          <table:table-cell office:value-type="float" office:value="512" table:formula="msoxl:=G7*(1+F7)" table:style-name="ce8">
            <text:p>512</text:p>
          </table:table-cell>
          <table:table-cell office:value-type="float" office:value="0" table:formula="msoxl:=G7-H7" table:style-name="ce3">
            <text:p>0,00</text:p>
          </table:table-cell>
          <table:table-cell office:value-type="float" office:value="505.19148936170211" table:formula="msoxl:=(H6+H8)/2" table:style-name="ce1">
            <text:p>505,1914894</text:p>
          </table:table-cell>
          <table:table-cell office:value-type="float" office:value="252.59574468085106" table:formula="msoxl:=(H6+H8)/4" table:style-name="ce1">
            <text:p>252,5957447</text:p>
          </table:table-cell>
          <table:table-cell office:value-type="float" office:value="443.19148936170211" table:formula="msoxl:=J7-62" table:style-name="ce8">
            <text:p>443</text:p>
          </table:table-cell>
          <table:table-cell office:value-type="float" office:value="567.19148936170211" table:formula="msoxl:=J7+62" table:style-name="ce8">
            <text:p>567</text:p>
          </table:table-cell>
          <table:table-cell office:value-type="string" table:style-name="ce9">
            <text:p>T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5</text:p>
          </table:table-cell>
          <table:table-cell office:value-type="float" office:value="3.125" table:formula="msoxl:=B4*5" table:style-name="ce1">
            <text:p>3,125</text:p>
          </table:table-cell>
          <table:table-cell office:value-type="float" office:value="7833.3333333333339" table:formula="msoxl:=C$2*(B8/(D$2-B8))" table:style-name="ce5">
            <text:p>7.833,33</text:p>
          </table:table-cell>
          <table:table-cell table:style-name="ce1"/>
          <table:table-cell office:value-type="float" office:value="8200" table:style-name="ce1">
            <text:p>8200</text:p>
          </table:table-cell>
          <table:table-cell office:value-type="percentage" office:value="-4.6808510638297829E-2" table:formula="msoxl:=(1-(E8/C8))" table:style-name="ce7">
            <text:p>-4,68%</text:p>
          </table:table-cell>
          <table:table-cell office:value-type="float" office:value="640" table:formula="msoxl:=B8/G$2" table:style-name="ce1">
            <text:p>640</text:p>
          </table:table-cell>
          <table:table-cell office:value-type="float" office:value="610.04255319148933" table:formula="msoxl:=G8*(1+F8)" table:style-name="ce8">
            <text:p>610</text:p>
          </table:table-cell>
          <table:table-cell office:value-type="float" office:value="29.957446808510667" table:formula="msoxl:=G8-H8" table:style-name="ce3">
            <text:p>29,96</text:p>
          </table:table-cell>
          <table:table-cell office:value-type="float" office:value="615.48936170212767" table:formula="msoxl:=(H7+H9)/2" table:style-name="ce1">
            <text:p>615,4893617</text:p>
          </table:table-cell>
          <table:table-cell office:value-type="float" office:value="307.74468085106383" table:formula="msoxl:=(H7+H9)/4" table:style-name="ce1">
            <text:p>307,7446809</text:p>
          </table:table-cell>
          <table:table-cell office:value-type="float" office:value="553.48936170212767" table:formula="msoxl:=J8-62" table:style-name="ce8">
            <text:p>553</text:p>
          </table:table-cell>
          <table:table-cell office:value-type="float" office:value="677.48936170212767" table:formula="msoxl:=J8+62" table:style-name="ce8">
            <text:p>677</text:p>
          </table:table-cell>
          <table:table-cell office:value-type="string" table:style-name="ce9">
            <text:p>T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6</text:p>
          </table:table-cell>
          <table:table-cell office:value-type="float" office:value="3.75" table:formula="msoxl:=B4*6" table:style-name="ce1">
            <text:p>3,75</text:p>
          </table:table-cell>
          <table:table-cell office:value-type="float" office:value="14100" table:formula="msoxl:=C$2*(B9/(D$2-B9))" table:style-name="ce5">
            <text:p>14.100,00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percentage" office:value="-6.3829787234042534E-2" table:formula="msoxl:=(1-(E9/C9))" table:style-name="ce7">
            <text:p>-6,38%</text:p>
          </table:table-cell>
          <table:table-cell office:value-type="float" office:value="768" table:formula="msoxl:=B9/G$2" table:style-name="ce1">
            <text:p>768</text:p>
          </table:table-cell>
          <table:table-cell office:value-type="float" office:value="718.97872340425533" table:formula="msoxl:=G9*(1+F9)" table:style-name="ce8">
            <text:p>719</text:p>
          </table:table-cell>
          <table:table-cell office:value-type="float" office:value="49.021276595744666" table:formula="msoxl:=G9-H9" table:style-name="ce3">
            <text:p>49,02</text:p>
          </table:table-cell>
          <table:table-cell office:value-type="float" office:value="751.65957446808511" table:formula="msoxl:=(H8+H10)/2" table:style-name="ce1">
            <text:p>751,6595745</text:p>
          </table:table-cell>
          <table:table-cell office:value-type="float" office:value="375.82978723404256" table:formula="msoxl:=(H8+H10)/4" table:style-name="ce1">
            <text:p>375,8297872</text:p>
          </table:table-cell>
          <table:table-cell office:value-type="float" office:value="689.65957446808511" table:formula="msoxl:=J9-62" table:style-name="ce8">
            <text:p>690</text:p>
          </table:table-cell>
          <table:table-cell office:value-type="float" office:value="813.65957446808511" table:formula="msoxl:=J9+62" table:style-name="ce8">
            <text:p>814</text:p>
          </table:table-cell>
          <table:table-cell office:value-type="string" table:style-name="ce9">
            <text:p>T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7</text:p>
          </table:table-cell>
          <table:table-cell office:value-type="float" office:value="4.375" table:formula="msoxl:=B4*7" table:style-name="ce1">
            <text:p>4,375</text:p>
          </table:table-cell>
          <table:table-cell office:value-type="float" office:value="32900" table:formula="msoxl:=C$2*(B10/(D$2-B10))" table:style-name="ce5">
            <text:p>32.900,00</text:p>
          </table:table-cell>
          <table:table-cell table:style-name="ce1"/>
          <table:table-cell office:value-type="float" office:value="33000" table:style-name="ce1">
            <text:p>33000</text:p>
          </table:table-cell>
          <table:table-cell office:value-type="percentage" office:value="-3.0395136778116338E-3" table:formula="msoxl:=(1-(E10/C10))" table:style-name="ce7">
            <text:p>-0,30%</text:p>
          </table:table-cell>
          <table:table-cell office:value-type="float" office:value="896" table:formula="msoxl:=B10/G$2" table:style-name="ce1">
            <text:p>896</text:p>
          </table:table-cell>
          <table:table-cell office:value-type="float" office:value="893.27659574468078" table:formula="msoxl:=G10*(1+F10)" table:style-name="ce8">
            <text:p>893</text:p>
          </table:table-cell>
          <table:table-cell office:value-type="float" office:value="2.7234042553192239" table:formula="msoxl:=G10-H10" table:style-name="ce3">
            <text:p>2,72</text:p>
          </table:table-cell>
          <table:table-cell office:value-type="float" office:value="871.48936170212767" table:formula="msoxl:=(H9+H11)/2" table:style-name="ce1">
            <text:p>871,4893617</text:p>
          </table:table-cell>
          <table:table-cell office:value-type="float" office:value="435.74468085106383" table:formula="msoxl:=(H9+H11)/4" table:style-name="ce1">
            <text:p>435,7446809</text:p>
          </table:table-cell>
          <table:table-cell office:value-type="float" office:value="809.48936170212767" table:formula="msoxl:=J10-62" table:style-name="ce8">
            <text:p>809</text:p>
          </table:table-cell>
          <table:table-cell office:value-type="float" office:value="933.48936170212767" table:formula="msoxl:=J10+62" table:style-name="ce8">
            <text:p>933</text:p>
          </table:table-cell>
          <table:table-cell office:value-type="string" table:style-name="ce9">
            <text:p>T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8</text:p>
          </table:table-cell>
          <table:table-cell office:value-type="float" office:value="5" table:formula="msoxl:=B4*8" table:style-name="ce1">
            <text:p>5</text:p>
          </table:table-cell>
          <table:table-cell office:value-type="float" office:value="0" table:style-name="ce5">
            <text:p>0,00</text:p>
          </table:table-cell>
          <table:table-cell table:number-columns-repeated="4" table:style-name="ce1"/>
          <table:table-cell office:value-type="float" office:value="1024" table:style-name="ce1">
            <text:p>1024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E12</text:p>
          </table:table-cell>
          <table:table-cell office:value-type="string" table:style-name="ce6">
            <text:p>10, 12, 15, 18, 22, 27, 33, 39, 47, 56, 68, 82</text:p>
          </table:table-cell>
          <table:table-cell table:style-name="ce5"/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21T08:52:22Z</meta:creation-date>
    <dc:date>2014-01-28T10:49:15Z</dc:date>
    <meta:editing-duration>PT0S</meta:editing-duration>
  </office:meta>
</office:document-meta>
</file>